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7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2.96pt" svg:height="243.52pt" svg:x="2.83pt" svg:y="118.09pt">
            <draw:object draw:notify-on-update-of-ranges="Sheet1.A4:Sheet1.A8 Sheet1.B3:Sheet1.B3 Sheet1.B4:Sheet1.B8 Sheet1.A4:Sheet1.A8 Sheet1.C3:Sheet1.C3 Sheet1.C4:Sheet1.C8 Sheet1.A4:Sheet1.A8 Sheet1.D3:Sheet1.D3 Sheet1.D4:Sheet1.D8 Sheet1.A4:Sheet1.A8 Sheet1.E3:Sheet1.E3 Sheet1.E4:Sheet1.E8 Sheet1.A4:Sheet1.A8 Sheet1.F3:Sheet1.F3 Sheet1.F4:Sheet1.F8 Sheet1.A4:Sheet1.A8 Sheet1.G3:Sheet1.G3 Sheet1.G4:Sheet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27.72pt" svg:height="240.58pt" svg:x="0pt" svg:y="554.31pt">
            <draw:object draw:notify-on-update-of-ranges="Sheet1.A35:Sheet1.A35 Sheet1.A36:Sheet1.A40 Sheet1.B35:Sheet1.B35 Sheet1.B36:Sheet1.B40 Sheet1.C35:Sheet1.C35 Sheet1.C36:Sheet1.C40 Sheet1.D35:Sheet1.D35 Sheet1.D36:Sheet1.D40 Sheet1.E35:Sheet1.E35 Sheet1.E36:Sheet1.E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34.3pt" svg:height="244.29pt" svg:x="0pt" svg:y="971.91pt">
            <draw:object draw:notify-on-update-of-ranges="Sheet1.A68:Sheet1.A68 Sheet1.A69:Sheet1.A73 Sheet1.B68:Sheet1.B68 Sheet1.B69:Sheet1.B73 Sheet1.C68:Sheet1.C68 Sheet1.C69:Sheet1.C73 Sheet1.D68:Sheet1.D68 Sheet1.D69:Sheet1.D73 Sheet1.E68:Sheet1.E68 Sheet1.E69:Sheet1.E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ime measuremen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articles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seq opt</text:p>
          </table:table-cell>
          <table:table-cell table:style-name="ce1" office:value-type="string" calcext:value-type="string">
            <text:p>mpi 4</text:p>
          </table:table-cell>
          <table:table-cell table:style-name="ce1" office:value-type="string" calcext:value-type="string">
            <text:p>mpi opt 4</text:p>
          </table:table-cell>
          <table:table-cell table:style-name="ce1" office:value-type="string" calcext:value-type="string">
            <text:p>mpi 16</text:p>
          </table:table-cell>
          <table:table-cell table:style-name="ce1" office:value-type="string" calcext:value-type="string">
            <text:p>mpi opt 16 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.1" calcext:value-type="float">
            <text:p>32.1</text:p>
          </table:table-cell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1.8" calcext:value-type="float">
            <text:p>71.8</text:p>
          </table:table-cell>
          <table:table-cell office:value-type="float" office:value="21.3" calcext:value-type="float">
            <text:p>21.3</text:p>
          </table:table-cell>
          <table:table-cell office:value-type="float" office:value="18.5" calcext:value-type="float">
            <text:p>18.5</text:p>
          </table:table-cell>
          <table:table-cell office:value-type="float" office:value="4.9" calcext:value-type="float">
            <text:p>4.9</text:p>
          </table:table-cell>
          <table:table-cell office:value-type="float" office:value="5.9" calcext:value-type="float">
            <text:p>5.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7.7" calcext:value-type="float">
            <text:p>127.7</text:p>
          </table:table-cell>
          <table:table-cell office:value-type="float" office:value="37.7" calcext:value-type="float">
            <text:p>37.7</text:p>
          </table:table-cell>
          <table:table-cell office:value-type="float" office:value="32.6" calcext:value-type="float">
            <text:p>32.6</text:p>
          </table:table-cell>
          <table:table-cell office:value-type="float" office:value="8.4" calcext:value-type="float">
            <text:p>8.4</text:p>
          </table:table-cell>
          <table:table-cell office:value-type="float" office:value="9.8" calcext:value-type="float">
            <text:p>9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9.3" calcext:value-type="float">
            <text:p>199.3</text:p>
          </table:table-cell>
          <table:table-cell office:value-type="float" office:value="59" calcext:value-type="float">
            <text:p>59</text:p>
          </table:table-cell>
          <table:table-cell office:value-type="float" office:value="50.6" calcext:value-type="float">
            <text:p>50.6</text:p>
          </table:table-cell>
          <table:table-cell office:value-type="float" office:value="17.8" calcext:value-type="float">
            <text:p>17.8</text:p>
          </table:table-cell>
          <table:table-cell office:value-type="float" office:value="15.9" calcext:value-type="float">
            <text:p>15.9</text:p>
          </table:table-cell>
          <table:table-cell office:value-type="float" office:value="6.2" calcext:value-type="float">
            <text:p>6.2</text:p>
          </table:table-cell>
        </table:table-row>
        <table:table-row table:style-name="ro1" table:number-rows-repeated="24">
          <table:table-cell table:number-columns-repeated="7"/>
        </table:table-row>
        <table:table-row table:style-name="ro2">
          <table:table-cell table:style-name="ce1" office:value-type="string" calcext:value-type="string">
            <text:p>speedup (relative to fastest sequential version)</text:p>
            <text:p/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articles</text:p>
          </table:table-cell>
          <table:table-cell table:style-name="ce1" office:value-type="string" calcext:value-type="string">
            <text:p>mpi 4</text:p>
          </table:table-cell>
          <table:table-cell table:style-name="ce1" office:value-type="string" calcext:value-type="string">
            <text:p>mpi 4 opt</text:p>
          </table:table-cell>
          <table:table-cell table:style-name="ce1" office:value-type="string" calcext:value-type="string">
            <text:p>mpi 16</text:p>
          </table:table-cell>
          <table:table-cell table:style-name="ce1" office:value-type="string" calcext:value-type="string">
            <text:p>mpi 16 opt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]/[.D4]" office:value-type="float" office:value="0.888888888888889" calcext:value-type="float">
            <text:p>0.888888888888889</text:p>
          </table:table-cell>
          <table:table-cell table:formula="of:=[.C4]/[.E4]" office:value-type="float" office:value="3.42857142857143" calcext:value-type="float">
            <text:p>3.42857142857143</text:p>
          </table:table-cell>
          <table:table-cell table:formula="of:=[.C4]/[.F4]" office:value-type="float" office:value="1.41176470588235" calcext:value-type="float">
            <text:p>1.41176470588235</text:p>
          </table:table-cell>
          <table:table-cell table:formula="of:=[.C4]/[.G4]" office:value-type="float" office:value="1.71428571428571" calcext:value-type="float">
            <text:p>1.7142857142857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C5]/[.D5]" office:value-type="float" office:value="1.14457831325301" calcext:value-type="float">
            <text:p>1.14457831325301</text:p>
          </table:table-cell>
          <table:table-cell table:formula="of:=[.C5]/[.E5]" office:value-type="float" office:value="4.31818181818182" calcext:value-type="float">
            <text:p>4.31818181818182</text:p>
          </table:table-cell>
          <table:table-cell table:formula="of:=[.C5]/[.F5]" office:value-type="float" office:value="2.31707317073171" calcext:value-type="float">
            <text:p>2.31707317073171</text:p>
          </table:table-cell>
          <table:table-cell table:formula="of:=[.C5]/[.G5]" office:value-type="float" office:value="3.27586206896552" calcext:value-type="float">
            <text:p>3.27586206896552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C6]/[.D6]" office:value-type="float" office:value="1.15135135135135" calcext:value-type="float">
            <text:p>1.15135135135135</text:p>
          </table:table-cell>
          <table:table-cell table:formula="of:=[.C6]/[.E6]" office:value-type="float" office:value="4.3469387755102" calcext:value-type="float">
            <text:p>4.3469387755102</text:p>
          </table:table-cell>
          <table:table-cell table:formula="of:=[.C6]/[.F6]" office:value-type="float" office:value="3.61016949152542" calcext:value-type="float">
            <text:p>3.61016949152542</text:p>
          </table:table-cell>
          <table:table-cell table:formula="of:=[.C6]/[.G6]" office:value-type="float" office:value="6.87096774193548" calcext:value-type="float">
            <text:p>6.8709677419354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C7]/[.D7]" office:value-type="float" office:value="1.15644171779141" calcext:value-type="float">
            <text:p>1.15644171779141</text:p>
          </table:table-cell>
          <table:table-cell table:formula="of:=[.C7]/[.E7]" office:value-type="float" office:value="4.48809523809524" calcext:value-type="float">
            <text:p>4.48809523809524</text:p>
          </table:table-cell>
          <table:table-cell table:formula="of:=[.C7]/[.F7]" office:value-type="float" office:value="3.8469387755102" calcext:value-type="float">
            <text:p>3.8469387755102</text:p>
          </table:table-cell>
          <table:table-cell table:formula="of:=[.C7]/[.G7]" office:value-type="float" office:value="8.37777777777778" calcext:value-type="float">
            <text:p>8.37777777777778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C8]/[.D8]" office:value-type="float" office:value="1.16600790513834" calcext:value-type="float">
            <text:p>1.16600790513834</text:p>
          </table:table-cell>
          <table:table-cell table:formula="of:=[.C8]/[.E8]" office:value-type="float" office:value="3.31460674157303" calcext:value-type="float">
            <text:p>3.31460674157303</text:p>
          </table:table-cell>
          <table:table-cell table:formula="of:=[.C8]/[.F8]" office:value-type="float" office:value="3.71069182389937" calcext:value-type="float">
            <text:p>3.71069182389937</text:p>
          </table:table-cell>
          <table:table-cell table:formula="of:=[.C8]/[.G8]" office:value-type="float" office:value="9.51612903225806" calcext:value-type="float">
            <text:p>9.51612903225806</text:p>
          </table:table-cell>
          <table:table-cell table:number-columns-repeated="2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table:style-name="ce1" office:value-type="string" calcext:value-type="string">
            <text:p>efficiency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articles</text:p>
          </table:table-cell>
          <table:table-cell table:style-name="ce1" office:value-type="string" calcext:value-type="string">
            <text:p>mpi 4</text:p>
          </table:table-cell>
          <table:table-cell table:style-name="ce1" office:value-type="string" calcext:value-type="string">
            <text:p>mpi 4 opt</text:p>
          </table:table-cell>
          <table:table-cell table:style-name="ce1" office:value-type="string" calcext:value-type="string">
            <text:p>mpi 16</text:p>
          </table:table-cell>
          <table:table-cell table:style-name="ce1" office:value-type="string" calcext:value-type="string">
            <text:p>mpi 16 opt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36]/4" office:value-type="float" office:value="0.222222222222222" calcext:value-type="float">
            <text:p>0.222222222222222</text:p>
          </table:table-cell>
          <table:table-cell table:formula="of:=[.C36]/4" office:value-type="float" office:value="0.857142857142857" calcext:value-type="float">
            <text:p>0.857142857142857</text:p>
          </table:table-cell>
          <table:table-cell table:formula="of:=[.D36]/16" office:value-type="float" office:value="0.0882352941176471" calcext:value-type="float">
            <text:p>0.088235294117647</text:p>
          </table:table-cell>
          <table:table-cell table:formula="of:=[.E36]/16" office:value-type="float" office:value="0.107142857142857" calcext:value-type="float">
            <text:p>0.10714285714285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37]/4" office:value-type="float" office:value="0.286144578313253" calcext:value-type="float">
            <text:p>0.286144578313253</text:p>
          </table:table-cell>
          <table:table-cell table:formula="of:=[.C37]/4" office:value-type="float" office:value="1.07954545454545" calcext:value-type="float">
            <text:p>1.07954545454545</text:p>
          </table:table-cell>
          <table:table-cell table:formula="of:=[.D37]/16" office:value-type="float" office:value="0.144817073170732" calcext:value-type="float">
            <text:p>0.144817073170732</text:p>
          </table:table-cell>
          <table:table-cell table:formula="of:=[.E37]/16" office:value-type="float" office:value="0.204741379310345" calcext:value-type="float">
            <text:p>0.204741379310345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38]/4" office:value-type="float" office:value="0.287837837837838" calcext:value-type="float">
            <text:p>0.287837837837838</text:p>
          </table:table-cell>
          <table:table-cell table:formula="of:=[.C38]/4" office:value-type="float" office:value="1.08673469387755" calcext:value-type="float">
            <text:p>1.08673469387755</text:p>
          </table:table-cell>
          <table:table-cell table:formula="of:=[.D38]/16" office:value-type="float" office:value="0.225635593220339" calcext:value-type="float">
            <text:p>0.225635593220339</text:p>
          </table:table-cell>
          <table:table-cell table:formula="of:=[.E38]/16" office:value-type="float" office:value="0.429435483870968" calcext:value-type="float">
            <text:p>0.42943548387096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39]/4" office:value-type="float" office:value="0.289110429447853" calcext:value-type="float">
            <text:p>0.289110429447853</text:p>
          </table:table-cell>
          <table:table-cell table:formula="of:=[.C39]/4" office:value-type="float" office:value="1.12202380952381" calcext:value-type="float">
            <text:p>1.12202380952381</text:p>
          </table:table-cell>
          <table:table-cell table:formula="of:=[.D39]/16" office:value-type="float" office:value="0.240433673469388" calcext:value-type="float">
            <text:p>0.240433673469388</text:p>
          </table:table-cell>
          <table:table-cell table:formula="of:=[.E39]/16" office:value-type="float" office:value="0.523611111111111" calcext:value-type="float">
            <text:p>0.523611111111111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B40]/4" office:value-type="float" office:value="0.291501976284585" calcext:value-type="float">
            <text:p>0.291501976284585</text:p>
          </table:table-cell>
          <table:table-cell table:formula="of:=[.C40]/4" office:value-type="float" office:value="0.828651685393258" calcext:value-type="float">
            <text:p>0.828651685393258</text:p>
          </table:table-cell>
          <table:table-cell table:formula="of:=[.D40]/16" office:value-type="float" office:value="0.231918238993711" calcext:value-type="float">
            <text:p>0.231918238993711</text:p>
          </table:table-cell>
          <table:table-cell table:formula="of:=[.E40]/16" office:value-type="float" office:value="0.594758064516129" calcext:value-type="float">
            <text:p>0.5947580645161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08:31:31.319458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9T20:55:28.071514715</meta:creation-date>
    <dc:date>2019-11-20T08:39:51.904535634</dc:date>
    <meta:editing-duration>PT37M41S</meta:editing-duration>
    <meta:editing-cycles>6</meta:editing-cycles>
    <meta:generator>LibreOffice/6.3.2.2$Linux_X86_64 LibreOffice_project/30$Build-2</meta:generator>
    <meta:document-statistic meta:table-count="1" meta:cell-count="105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75cm" svg:height="8.592cm" xlink:href=".." xlink:type="simple" chart:class="chart:scatter" chart:style-name="ch1">
        <chart:title svg:x="4.723cm" svg:y="0.307cm" chart:style-name="ch2">
          <text:p>Time Measurements N-Body</text:p>
        </chart:title>
        <chart:legend chart:legend-position="end" svg:x="12.211cm" svg:y="2.752cm" style:legend-expansion="high" chart:style-name="ch3"/>
        <chart:plot-area chart:style-name="ch4" table:cell-range-address="Sheet1.A4:Sheet1.G8 Sheet1.B3:Sheet1.G3" chart:data-source-has-labels="row" svg:x="0.305cm" svg:y="1.257cm" svg:width="11.601cm" svg:height="6.183cm">
          <chartooo:coordinate-region svg:x="1.112cm" svg:y="1.456cm" svg:width="10.422cm" svg:height="5.337cm"/>
          <chart:axis chart:dimension="x" chart:name="primary-x" chart:style-name="ch5">
            <chart:title svg:x="5.545cm" svg:y="7.611cm" chart:style-name="ch6">
              <text:p>time [s]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4:Sheet1.B8" chart:label-cell-address="Sheet1.B3:Sheet1.B3" chart:class="chart:scatter">
            <chart:domain table:cell-range-address="Sheet1.A4:Sheet1.A8"/>
            <chart:data-point chart:repeated="5"/>
          </chart:series>
          <chart:series chart:style-name="ch9" chart:values-cell-range-address="Sheet1.C4:Sheet1.C8" chart:label-cell-address="Sheet1.C3:Sheet1.C3" chart:class="chart:scatter">
            <chart:data-point chart:repeated="5"/>
          </chart:series>
          <chart:series chart:style-name="ch10" chart:values-cell-range-address="Sheet1.D4:Sheet1.D8" chart:label-cell-address="Sheet1.D3:Sheet1.D3" chart:class="chart:scatter">
            <chart:data-point chart:repeated="5"/>
          </chart:series>
          <chart:series chart:style-name="ch11" chart:values-cell-range-address="Sheet1.E4:Sheet1.E8" chart:label-cell-address="Sheet1.E3:Sheet1.E3" chart:class="chart:scatter">
            <chart:data-point chart:repeated="5"/>
          </chart:series>
          <chart:series chart:style-name="ch12" chart:values-cell-range-address="Sheet1.F4:Sheet1.F8" chart:label-cell-address="Sheet1.F3:Sheet1.F3" chart:class="chart:scatter">
            <chart:data-point chart:repeated="5"/>
          </chart:series>
          <chart:series chart:style-name="ch13" chart:values-cell-range-address="Sheet1.G4:Sheet1.G8" chart:label-cell-address="Sheet1.G3:Sheet1.G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Sheet1.B3:Sheet1.B3</svg:desc>
                </draw:g>
              </table:table-cell>
              <table:table-cell office:value-type="string">
                <text:p>seq opt</text:p>
                <draw:g>
                  <svg:desc>Sheet1.C3:Sheet1.C3</svg:desc>
                </draw:g>
              </table:table-cell>
              <table:table-cell office:value-type="string">
                <text:p>mpi 4</text:p>
                <draw:g>
                  <svg:desc>Sheet1.D3:Sheet1.D3</svg:desc>
                </draw:g>
              </table:table-cell>
              <table:table-cell office:value-type="string">
                <text:p>mpi opt 4</text:p>
                <draw:g>
                  <svg:desc>Sheet1.E3:Sheet1.E3</svg:desc>
                </draw:g>
              </table:table-cell>
              <table:table-cell office:value-type="string">
                <text:p>mpi 16</text:p>
                <draw:g>
                  <svg:desc>Sheet1.F3:Sheet1.F3</svg:desc>
                </draw:g>
              </table:table-cell>
              <table:table-cell office:value-type="string">
                <text:p>mpi opt 16 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4:Sheet1.A8</svg:desc>
                </draw:g>
              </table:table-cell>
              <table:table-cell office:value-type="float" office:value="8.3">
                <text:p>8.3</text:p>
                <draw:g>
                  <svg:desc>Sheet1.B4:Sheet1.B8</svg:desc>
                </draw:g>
              </table:table-cell>
              <table:table-cell office:value-type="float" office:value="2.4">
                <text:p>2.4</text:p>
                <draw:g>
                  <svg:desc>Sheet1.C4:Sheet1.C8</svg:desc>
                </draw:g>
              </table:table-cell>
              <table:table-cell office:value-type="float" office:value="2.7">
                <text:p>2.7</text:p>
                <draw:g>
                  <svg:desc>Sheet1.D4:Sheet1.D8</svg:desc>
                </draw:g>
              </table:table-cell>
              <table:table-cell office:value-type="float" office:value="0.7">
                <text:p>0.7</text:p>
                <draw:g>
                  <svg:desc>Sheet1.E4:Sheet1.E8</svg:desc>
                </draw:g>
              </table:table-cell>
              <table:table-cell office:value-type="float" office:value="1.7">
                <text:p>1.7</text:p>
                <draw:g>
                  <svg:desc>Sheet1.F4:Sheet1.F8</svg:desc>
                </draw:g>
              </table:table-cell>
              <table:table-cell office:value-type="float" office:value="1.4">
                <text:p>1.4</text:p>
                <draw:g>
                  <svg:desc>Sheet1.G4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2.1">
                <text:p>32.1</text:p>
              </table:table-cell>
              <table:table-cell office:value-type="float" office:value="9.5">
                <text:p>9.5</text:p>
              </table:table-cell>
              <table:table-cell office:value-type="float" office:value="8.3">
                <text:p>8.3</text:p>
              </table:table-cell>
              <table:table-cell office:value-type="float" office:value="2.2">
                <text:p>2.2</text:p>
              </table:table-cell>
              <table:table-cell office:value-type="float" office:value="4.1">
                <text:p>4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71.8">
                <text:p>71.8</text:p>
              </table:table-cell>
              <table:table-cell office:value-type="float" office:value="21.3">
                <text:p>21.3</text:p>
              </table:table-cell>
              <table:table-cell office:value-type="float" office:value="18.5">
                <text:p>18.5</text:p>
              </table:table-cell>
              <table:table-cell office:value-type="float" office:value="4.9">
                <text:p>4.9</text:p>
              </table:table-cell>
              <table:table-cell office:value-type="float" office:value="5.9">
                <text:p>5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27.7">
                <text:p>127.7</text:p>
              </table:table-cell>
              <table:table-cell office:value-type="float" office:value="37.7">
                <text:p>37.7</text:p>
              </table:table-cell>
              <table:table-cell office:value-type="float" office:value="32.6">
                <text:p>32.6</text:p>
              </table:table-cell>
              <table:table-cell office:value-type="float" office:value="8.4">
                <text:p>8.4</text:p>
              </table:table-cell>
              <table:table-cell office:value-type="float" office:value="9.8">
                <text:p>9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99.3">
                <text:p>199.3</text:p>
              </table:table-cell>
              <table:table-cell office:value-type="float" office:value="59">
                <text:p>59</text:p>
              </table:table-cell>
              <table:table-cell office:value-type="float" office:value="50.6">
                <text:p>50.6</text:p>
              </table:table-cell>
              <table:table-cell office:value-type="float" office:value="17.8">
                <text:p>17.8</text:p>
              </table:table-cell>
              <table:table-cell office:value-type="float" office:value="15.9">
                <text:p>15.9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9cm" svg:height="8.488cm" xlink:href=".." xlink:type="simple" chart:class="chart:bar" chart:style-name="ch1">
        <chart:title svg:x="6.602cm" svg:y="0.305cm" chart:style-name="ch2">
          <text:p>Speedup</text:p>
        </chart:title>
        <chart:legend chart:legend-position="end" svg:x="12.721cm" svg:y="3.198cm" style:legend-expansion="high" chart:style-name="ch3"/>
        <chart:plot-area chart:style-name="ch4" table:cell-range-address="Sheet1.A35:Sheet1.E40" chart:data-source-has-labels="both" svg:x="1.312cm" svg:y="1.253cm" svg:width="11.108cm" svg:height="7.066cm">
          <chartooo:coordinate-region svg:x="1.933cm" svg:y="1.452cm" svg:width="10.487cm" svg:height="6.22cm"/>
          <chart:axis chart:dimension="x" chart:name="primary-x" chart:style-name="ch5" chartooo:axis-type="text">
            <chart:categories table:cell-range-address="Sheet1.A36:Sheet1.A40"/>
          </chart:axis>
          <chart:axis chart:dimension="y" chart:name="primary-y" chart:style-name="ch6">
            <chart:title svg:x="0.451cm" svg:y="5.478cm" chart:style-name="ch7">
              <text:p>speedup</text:p>
            </chart:title>
            <chart:grid chart:style-name="ch8" chart:class="major"/>
          </chart:axis>
          <chart:series chart:style-name="ch9" chart:values-cell-range-address="Sheet1.B36:Sheet1.B40" chart:label-cell-address="Sheet1.B35:Sheet1.B35" chart:class="chart:bar">
            <chart:data-point chart:repeated="5"/>
          </chart:series>
          <chart:series chart:style-name="ch10" chart:values-cell-range-address="Sheet1.C36:Sheet1.C40" chart:label-cell-address="Sheet1.C35:Sheet1.C35" chart:class="chart:bar">
            <chart:data-point chart:repeated="5"/>
          </chart:series>
          <chart:series chart:style-name="ch11" chart:values-cell-range-address="Sheet1.D36:Sheet1.D40" chart:label-cell-address="Sheet1.D35:Sheet1.D35" chart:class="chart:bar">
            <chart:data-point chart:repeated="5"/>
          </chart:series>
          <chart:series chart:style-name="ch12" chart:values-cell-range-address="Sheet1.E36:Sheet1.E40" chart:label-cell-address="Sheet1.E35:Sheet1.E3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 4</text:p>
                <draw:g>
                  <svg:desc>Sheet1.B35:Sheet1.B35</svg:desc>
                </draw:g>
              </table:table-cell>
              <table:table-cell office:value-type="string">
                <text:p>mpi 4 opt</text:p>
                <draw:g>
                  <svg:desc>Sheet1.C35:Sheet1.C35</svg:desc>
                </draw:g>
              </table:table-cell>
              <table:table-cell office:value-type="string">
                <text:p>mpi 16</text:p>
                <draw:g>
                  <svg:desc>Sheet1.D35:Sheet1.D35</svg:desc>
                </draw:g>
              </table:table-cell>
              <table:table-cell office:value-type="string">
                <text:p>mpi 16 opt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36:Sheet1.A40</svg:desc>
                </draw:g>
              </table:table-cell>
              <table:table-cell office:value-type="float" office:value="0.888888888888889">
                <text:p>0.888888888888889</text:p>
                <draw:g>
                  <svg:desc>Sheet1.B36:Sheet1.B40</svg:desc>
                </draw:g>
              </table:table-cell>
              <table:table-cell office:value-type="float" office:value="3.42857142857143">
                <text:p>3.42857142857143</text:p>
                <draw:g>
                  <svg:desc>Sheet1.C36:Sheet1.C40</svg:desc>
                </draw:g>
              </table:table-cell>
              <table:table-cell office:value-type="float" office:value="1.41176470588235">
                <text:p>1.41176470588235</text:p>
                <draw:g>
                  <svg:desc>Sheet1.D36:Sheet1.D40</svg:desc>
                </draw:g>
              </table:table-cell>
              <table:table-cell office:value-type="float" office:value="1.71428571428571">
                <text:p>1.71428571428571</text:p>
                <draw:g>
                  <svg:desc>Sheet1.E36:Sheet1.E4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14457831325301">
                <text:p>1.14457831325301</text:p>
              </table:table-cell>
              <table:table-cell office:value-type="float" office:value="4.31818181818182">
                <text:p>4.31818181818182</text:p>
              </table:table-cell>
              <table:table-cell office:value-type="float" office:value="2.31707317073171">
                <text:p>2.31707317073171</text:p>
              </table:table-cell>
              <table:table-cell office:value-type="float" office:value="3.27586206896552">
                <text:p>3.2758620689655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15135135135135">
                <text:p>1.15135135135135</text:p>
              </table:table-cell>
              <table:table-cell office:value-type="float" office:value="4.3469387755102">
                <text:p>4.3469387755102</text:p>
              </table:table-cell>
              <table:table-cell office:value-type="float" office:value="3.61016949152542">
                <text:p>3.61016949152542</text:p>
              </table:table-cell>
              <table:table-cell office:value-type="float" office:value="6.87096774193548">
                <text:p>6.870967741935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15644171779141">
                <text:p>1.15644171779141</text:p>
              </table:table-cell>
              <table:table-cell office:value-type="float" office:value="4.48809523809524">
                <text:p>4.48809523809524</text:p>
              </table:table-cell>
              <table:table-cell office:value-type="float" office:value="3.8469387755102">
                <text:p>3.8469387755102</text:p>
              </table:table-cell>
              <table:table-cell office:value-type="float" office:value="8.37777777777778">
                <text:p>8.3777777777777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16600790513834">
                <text:p>1.16600790513834</text:p>
              </table:table-cell>
              <table:table-cell office:value-type="float" office:value="3.31460674157303">
                <text:p>3.31460674157303</text:p>
              </table:table-cell>
              <table:table-cell office:value-type="float" office:value="3.71069182389937">
                <text:p>3.71069182389937</text:p>
              </table:table-cell>
              <table:table-cell office:value-type="float" office:value="9.51612903225806">
                <text:p>9.51612903225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22cm" svg:height="8.619cm" xlink:href=".." xlink:type="simple" chart:class="chart:bar" chart:style-name="ch1">
        <chart:title svg:x="6.599cm" svg:y="0.308cm" chart:style-name="ch2">
          <text:p>Efficiency</text:p>
        </chart:title>
        <chart:legend chart:legend-position="end" svg:x="12.953cm" svg:y="3.263cm" style:legend-expansion="high" chart:style-name="ch3"/>
        <chart:plot-area chart:style-name="ch4" table:cell-range-address="Sheet1.A68:Sheet1.E73" chart:data-source-has-labels="both" svg:x="1.317cm" svg:y="1.259cm" svg:width="11.33cm" svg:height="7.188cm">
          <chartooo:coordinate-region svg:x="2.044cm" svg:y="1.459cm" svg:width="10.603cm" svg:height="6.341cm"/>
          <chart:axis chart:dimension="x" chart:name="primary-x" chart:style-name="ch5" chartooo:axis-type="auto">
            <chartooo:date-scale/>
            <chart:categories table:cell-range-address="Sheet1.A69:Sheet1.A73"/>
          </chart:axis>
          <chart:axis chart:dimension="y" chart:name="primary-y" chart:style-name="ch6">
            <chart:title svg:x="0.451cm" svg:y="5.585cm" chart:style-name="ch7">
              <text:p>efficiency</text:p>
            </chart:title>
            <chart:grid chart:style-name="ch8" chart:class="major"/>
          </chart:axis>
          <chart:series chart:style-name="ch9" chart:values-cell-range-address="Sheet1.B69:Sheet1.B73" chart:label-cell-address="Sheet1.B68:Sheet1.B68" chart:class="chart:bar">
            <chart:data-point chart:repeated="5"/>
          </chart:series>
          <chart:series chart:style-name="ch10" chart:values-cell-range-address="Sheet1.C69:Sheet1.C73" chart:label-cell-address="Sheet1.C68:Sheet1.C68" chart:class="chart:bar">
            <chart:data-point chart:repeated="5"/>
          </chart:series>
          <chart:series chart:style-name="ch11" chart:values-cell-range-address="Sheet1.D69:Sheet1.D73" chart:label-cell-address="Sheet1.D68:Sheet1.D68" chart:class="chart:bar">
            <chart:data-point chart:repeated="5"/>
          </chart:series>
          <chart:series chart:style-name="ch12" chart:values-cell-range-address="Sheet1.E69:Sheet1.E73" chart:label-cell-address="Sheet1.E68:Sheet1.E6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 4</text:p>
                <draw:g>
                  <svg:desc>Sheet1.B68:Sheet1.B68</svg:desc>
                </draw:g>
              </table:table-cell>
              <table:table-cell office:value-type="string">
                <text:p>mpi 4 opt</text:p>
                <draw:g>
                  <svg:desc>Sheet1.C68:Sheet1.C68</svg:desc>
                </draw:g>
              </table:table-cell>
              <table:table-cell office:value-type="string">
                <text:p>mpi 16</text:p>
                <draw:g>
                  <svg:desc>Sheet1.D68:Sheet1.D68</svg:desc>
                </draw:g>
              </table:table-cell>
              <table:table-cell office:value-type="string">
                <text:p>mpi 16 opt</text:p>
                <draw:g>
                  <svg:desc>Sheet1.E68:Sheet1.E68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69:Sheet1.A73</svg:desc>
                </draw:g>
              </table:table-cell>
              <table:table-cell office:value-type="float" office:value="0.222222222222222">
                <text:p>0.222222222222222</text:p>
                <draw:g>
                  <svg:desc>Sheet1.B69:Sheet1.B73</svg:desc>
                </draw:g>
              </table:table-cell>
              <table:table-cell office:value-type="float" office:value="0.857142857142857">
                <text:p>0.857142857142857</text:p>
                <draw:g>
                  <svg:desc>Sheet1.C69:Sheet1.C73</svg:desc>
                </draw:g>
              </table:table-cell>
              <table:table-cell office:value-type="float" office:value="0.0882352941176471">
                <text:p>0.0882352941176471</text:p>
                <draw:g>
                  <svg:desc>Sheet1.D69:Sheet1.D73</svg:desc>
                </draw:g>
              </table:table-cell>
              <table:table-cell office:value-type="float" office:value="0.107142857142857">
                <text:p>0.107142857142857</text:p>
                <draw:g>
                  <svg:desc>Sheet1.E69:Sheet1.E7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86144578313253">
                <text:p>0.286144578313253</text:p>
              </table:table-cell>
              <table:table-cell office:value-type="float" office:value="1.07954545454545">
                <text:p>1.07954545454545</text:p>
              </table:table-cell>
              <table:table-cell office:value-type="float" office:value="0.144817073170732">
                <text:p>0.144817073170732</text:p>
              </table:table-cell>
              <table:table-cell office:value-type="float" office:value="0.204741379310345">
                <text:p>0.20474137931034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287837837837838">
                <text:p>0.287837837837838</text:p>
              </table:table-cell>
              <table:table-cell office:value-type="float" office:value="1.08673469387755">
                <text:p>1.08673469387755</text:p>
              </table:table-cell>
              <table:table-cell office:value-type="float" office:value="0.225635593220339">
                <text:p>0.225635593220339</text:p>
              </table:table-cell>
              <table:table-cell office:value-type="float" office:value="0.429435483870968">
                <text:p>0.42943548387096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9110429447853">
                <text:p>0.289110429447853</text:p>
              </table:table-cell>
              <table:table-cell office:value-type="float" office:value="1.12202380952381">
                <text:p>1.12202380952381</text:p>
              </table:table-cell>
              <table:table-cell office:value-type="float" office:value="0.240433673469388">
                <text:p>0.240433673469388</text:p>
              </table:table-cell>
              <table:table-cell office:value-type="float" office:value="0.523611111111111">
                <text:p>0.52361111111111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291501976284585">
                <text:p>0.291501976284585</text:p>
              </table:table-cell>
              <table:table-cell office:value-type="float" office:value="0.828651685393258">
                <text:p>0.828651685393258</text:p>
              </table:table-cell>
              <table:table-cell office:value-type="float" office:value="0.231918238993711">
                <text:p>0.231918238993711</text:p>
              </table:table-cell>
              <table:table-cell office:value-type="float" office:value="0.594758064516129">
                <text:p>0.594758064516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